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ISTANCE_SENSE_L_ECHO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ISTANCE_SENSE_R_ECHO</text:p>
          </table:table-cell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MOTOR_RA</text:p>
          </table:table-cell>
        </table:table-row>
        <table:table-row table:style-name="ro1">
          <table:table-cell office:value-type="string" calcext:value-type="string">
            <text:p>EDGE_F_SONAR_TRIGGER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TOR_RB</text:p>
          </table:table-cell>
        </table:table-row>
        <table:table-row table:style-name="ro1">
          <table:table-cell office:value-type="string" calcext:value-type="string">
            <text:p>EDGE_F_SONAR_ECH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INE_SENSE_FRONT_LEFT</text:p>
          </table:table-cell>
        </table:table-row>
        <table:table-row table:style-name="ro1">
          <table:table-cell table:style-name="ce1" office:value-type="string" calcext:value-type="string">
            <text:p>FLAME_L_IR_SENS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INE_SENSE_FRONT_RIGHT</text:p>
          </table:table-cell>
        </table:table-row>
        <table:table-row table:style-name="ro1">
          <table:table-cell office:value-type="string" calcext:value-type="string">
            <text:p>LINE_SENSE_REA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TOR_LA</text:p>
          </table:table-cell>
        </table:table-row>
        <table:table-row table:style-name="ro1">
          <table:table-cell office:value-type="string" calcext:value-type="string">
            <text:p>DISTANCE_SENSE_L_TRIGGE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TOR_LB</text:p>
          </table:table-cell>
        </table:table-row>
        <table:table-row table:style-name="ro1">
          <table:table-cell office:value-type="string" calcext:value-type="string">
            <text:p>DISTANCE_SENSE_R_TRIGGER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DGE_L_IR_SENSE</text:p>
          </table:table-cell>
        </table:table-row>
        <table:table-row table:style-name="ro1">
          <table:table-cell office:value-type="string" calcext:value-type="string">
            <text:p>BATTERY_SENS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DGE_R_IR_SENSE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FLAME_R_IR_SENSE</text:p>
          </table:table-cell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RX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X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00-00-00</text:date>, <text:time style:data-style-name="N2" text:time-value="12:17:59.491182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12:47.645360153</meta:creation-date>
    <dc:date>2019-11-27T16:53:05.872662980</dc:date>
    <meta:editing-duration>PT4H40M22S</meta:editing-duration>
    <meta:editing-cycles>4</meta:editing-cycles>
    <meta:generator>LibreOffice/5.1.6.2$Linux_X86_64 LibreOffice_project/10m0$Build-2</meta:generator>
    <meta:document-statistic meta:table-count="1" meta:cell-count="49" meta:object-count="0"/>
  </office:meta>
</office:document-meta>
</file>